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1cc69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 Performance Prediction (Pass / Fail)</text:p>
      <text:p text:style-name="Standard"/>
      <text:p text:style-name="Standard">This machine learning project predicts whether a student will PASS or FAIL</text:p>
      <text:p text:style-name="Standard">based on academic features.</text:p>
      <text:p text:style-name="Standard"/>
      <text:p text:style-name="P1">Accuracy</text:p>
      <text:p text:style-name="Standard">73%</text:p>
      <text:p text:style-name="Standard"/>
      <text:p text:style-name="P1"><text:span text:style-name="T1">T</text:span>echnologies Used</text:p>
      <text:p text:style-name="Standard">- Python</text:p>
      <text:p text:style-name="Standard">- Pandas</text:p>
      <text:p text:style-name="Standard">- NumPy</text:p>
      <text:p text:style-name="Standard">- Scikit-learn</text:p>
      <text:p text:style-name="Standard"/>
      <text:p text:style-name="Standard"><text:s/><text:span text:style-name="T2">Output</text:span></text:p>
      <text:p text:style-name="Standard">- PASS</text:p>
      <text:p text:style-name="Standard">- FAI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0:55:11.879962241</meta:creation-date>
    <dc:date>2026-03-02T20:56:44.868114060</dc:date>
    <meta:editing-duration>PT1M36S</meta:editing-duration>
    <meta:editing-cycles>1</meta:editing-cycles>
    <meta:document-statistic meta:table-count="0" meta:image-count="0" meta:object-count="0" meta:page-count="1" meta:paragraph-count="13" meta:word-count="39" meta:character-count="229" meta:non-whitespace-character-count="202"/>
    <meta:generator>LibreOffice/25.8.5.2$Linux_X86_64 LibreOffice_project/252c20f6956e3db0b52e6e2f9dda67263513c8fc</meta:generator>
  </office:meta>
</office:document-meta>
</file>